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color="#FF0000" fo:font-size="18pt" style:font-size-asian="18pt" style:font-size-complex="18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color="#E97132"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color="#E97132" fo:font-size="14pt" style:font-size-asian="14pt" style:font-size-complex="14pt"/>
    </style:style>
    <style:style style:name="P9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0" style:parent-style-name="ListParagraph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1" style:parent-style-name="ListParagraph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3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1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ListParagraph" style:list-style-name="LFO1" style:family="paragraph">
      <style:text-properties fo:font-weight="bold" style:font-weight-asian="bold" style:font-weight-complex="bold" fo:color="#0070C0" fo:font-size="14pt" style:font-size-asian="14pt" style:font-size-complex="14pt"/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color="#E97132"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color="#E97132"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color="#E97132" fo:font-size="14pt" style:font-size-asian="14pt" style:font-size-complex="14pt"/>
    </style:style>
    <style:style style:name="T30" style:parent-style-name="DefaultParagraphFont" style:family="text">
      <style:text-properties fo:color="#E97132"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color="#E97132"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Cookies<text:s/>Policy</text:p>
      <text:p text:style-name="P2"/>
      <text:p text:style-name="P3">This Cookies<text:s/>Policy explains how<text:s/>our platform, UniMarket,<text:s/>uses<text:s/>cookies and similar tools (collectively<text:s/>“cookies”).</text:p>
      <text:p text:style-name="P4"/>
      <text:p text:style-name="P5">What are Cookies?</text:p>
      <text:p text:style-name="P6">Cookies are small text files that are stored on your device (computer, smartphone, tablet) when you visit a website or use a mobile application. They are widely used to make<text:s/>online platforms<text:s/>work more efficiently and to provide information to the owners of the site.</text:p>
      <text:p text:style-name="P7"/>
      <text:p text:style-name="P8">How we use Cookies?</text:p>
      <text:list text:style-name="LFO1" text:continue-numbering="true">
        <text:list-item>
          <text:p text:style-name="P9">Essential Cookies:</text:p>
        </text:list-item>
      </text:list>
      <text:p text:style-name="P10"/>
      <text:p text:style-name="P11">These cookies are necessary for the operation of our Platform. They enable basic functions such as page navigation and access to secure areas of the website.</text:p>
      <text:p text:style-name="P12"/>
      <text:list text:style-name="LFO1" text:continue-numbering="true">
        <text:list-item>
          <text:p text:style-name="P13">Performance and Analytics Cookies:</text:p>
        </text:list-item>
      </text:list>
      <text:p text:style-name="P14">These cookies allow us to analyze how visitors use our Platform, which helps us improve its performance and usability.<text:s/>This helps<text:s/>track website traffic and user interactions.<text:s/></text:p>
      <text:p text:style-name="P15"/>
      <text:list text:style-name="LFO1" text:continue-numbering="true">
        <text:list-item>
          <text:p text:style-name="P16">Operational Cookies:</text:p>
        </text:list-item>
      </text:list>
      <text:p text:style-name="P17"><text:bookmark-start text:name="_Hlk162969452"/>Operational Cookies<text:s/><text:bookmark-end text:name="_Hlk162969452"/>are used to provide services like recognizing you when you sign-in, displaying features, products, and services which might be of interest to you, track items stored in your shopping cart, improve security, etc.</text:p>
      <text:p text:style-name="P18"/>
      <text:list text:style-name="LFO1" text:continue-numbering="true">
        <text:list-item>
          <text:p text:style-name="P19">Advertising Cookies:</text:p>
        </text:list-item>
      </text:list>
      <text:p text:style-name="P20"><text:bookmark-start text:name="_Hlk162815042"/><text:span text:style-name="T21">We may use cookies to deliver targeted advertising based on your interests and browsing behavior. These cookies may track your visits to other websites and tailor advertisements to your preferences.</text:span></text:p>
      <text:p text:style-name="P22"><text:bookmark-end text:name="_Hlk162815042"/></text:p>
      <text:p text:style-name="P23">Your Cookies Rights</text:p>
      <text:p text:style-name="P24">You can choose to accept or decline cookies through your web browser settings<text:s/>while giving consent.</text:p>
      <text:p text:style-name="P25">However, please note that blocking cookies may affect the functionality of our Platform and your user experience.</text:p>
      <text:p text:style-name="P26"/>
      <text:p text:style-name="P27">Update to this Cookies Policy</text:p>
      <text:p text:style-name="P28">We may update this Cookie Policy from time to time to reflect changes in our practices or applicable laws.</text:p>
      <text:p text:style-name="P29"/>
      <text:p text:style-name="Normal"><text:span text:style-name="T30">Contact Us</text:span></text:p>
      <text:p text:style-name="P31">If you have any questions or concerns about this<text:s/>Cookies<text:s/>Policy, please contact us.</text:p>
      <text:p text:style-name="P32"/>
      <text:p text:style-name="P33"/>
      <text:p text:style-name="P34"/>
      <text:p text:style-name="P35"/>
      <text:p text:style-name="P3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ptos" style:font-name-asian="Aptos" style:font-name-complex="Times New Roman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ptos" style:font-name-asian="Aptos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Jemima George</dc:creator>
    <meta:creation-date>2024-04-02T14:35:00Z</meta:creation-date>
    <dc:date>2024-04-02T15:05:00Z</dc:date>
    <meta:template xlink:href="Normal.dotm" xlink:type="simple"/>
    <meta:editing-cycles>2</meta:editing-cycles>
    <meta:editing-duration>PT1740S</meta:editing-duration>
    <meta:document-statistic meta:page-count="2" meta:paragraph-count="3" meta:word-count="265" meta:character-count="1776" meta:row-count="12" meta:non-whitespace-character-count="1514"/>
  </office:meta>
</office:document-meta>
</file>